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tantia" officeooo:rsid="00177343" officeooo:paragraph-rsid="00177343"/>
    </style:style>
    <style:style style:name="P2" style:family="paragraph" style:parent-style-name="Standard">
      <style:text-properties style:font-name="Constantia" officeooo:rsid="00177343" officeooo:paragraph-rsid="00189679"/>
    </style:style>
    <style:style style:name="P3" style:family="paragraph" style:parent-style-name="Standard">
      <style:text-properties style:font-name="Constantia" officeooo:rsid="00189679" officeooo:paragraph-rsid="00189679"/>
    </style:style>
    <style:style style:name="P4" style:family="paragraph" style:parent-style-name="Standard">
      <style:text-properties style:font-name="Constantia" officeooo:rsid="0019550f" officeooo:paragraph-rsid="0019550f"/>
    </style:style>
    <style:style style:name="P5" style:family="paragraph" style:parent-style-name="Standard">
      <style:text-properties style:font-name="Constantia" officeooo:rsid="001a3bdf" officeooo:paragraph-rsid="001a3bdf"/>
    </style:style>
    <style:style style:name="P6" style:family="paragraph" style:parent-style-name="Standard">
      <style:text-properties style:font-name="Constantia" officeooo:rsid="001bbd9b" officeooo:paragraph-rsid="001bbd9b"/>
    </style:style>
    <style:style style:name="P7" style:family="paragraph" style:parent-style-name="Standard">
      <style:text-properties style:font-name="Constantia" officeooo:rsid="001bbd9b" officeooo:paragraph-rsid="001bd66b"/>
    </style:style>
    <style:style style:name="P8" style:family="paragraph" style:parent-style-name="Standard">
      <style:paragraph-properties fo:margin-left="5.002cm" fo:margin-right="0cm" fo:text-indent="0cm" style:auto-text-indent="false"/>
      <style:text-properties style:font-name="Constantia" officeooo:rsid="00177343" officeooo:paragraph-rsid="00177343"/>
    </style:style>
    <style:style style:name="P9" style:family="paragraph" style:parent-style-name="Standard">
      <style:paragraph-properties fo:margin-left="5.002cm" fo:margin-right="0cm" fo:text-indent="0cm" style:auto-text-indent="false"/>
      <style:text-properties style:font-name="Constantia" officeooo:rsid="00177343" officeooo:paragraph-rsid="00189679"/>
    </style:style>
    <style:style style:name="P10" style:family="paragraph" style:parent-style-name="Standard">
      <style:paragraph-properties fo:margin-left="5.002cm" fo:margin-right="0cm" fo:text-indent="0cm" style:auto-text-indent="false"/>
      <style:text-properties style:font-name="Constantia" officeooo:rsid="0019550f" officeooo:paragraph-rsid="0019550f"/>
    </style:style>
    <style:style style:name="P11" style:family="paragraph" style:parent-style-name="Standard">
      <style:text-properties style:font-name="Constantia" officeooo:rsid="001bd66b" officeooo:paragraph-rsid="001bd66b"/>
    </style:style>
    <style:style style:name="P12" style:family="paragraph" style:parent-style-name="Standard">
      <style:text-properties officeooo:paragraph-rsid="00177343"/>
    </style:style>
    <style:style style:name="P13" style:family="paragraph" style:parent-style-name="Standard">
      <style:text-properties style:font-name="Constantia"/>
    </style:style>
    <style:style style:name="P14" style:family="paragraph" style:parent-style-name="Standard">
      <style:text-properties style:font-name="Constantia" officeooo:rsid="0022ffe7" officeooo:paragraph-rsid="0022ffe7"/>
    </style:style>
    <style:style style:name="P15" style:family="paragraph" style:parent-style-name="Standard">
      <style:text-properties style:font-name="Constantia" officeooo:rsid="0022ffe7" officeooo:paragraph-rsid="00237fc4"/>
    </style:style>
    <style:style style:name="P16" style:family="paragraph" style:parent-style-name="Standard">
      <style:text-properties style:font-name="Constantia" officeooo:rsid="0022ffe7" officeooo:paragraph-rsid="00287ecc"/>
    </style:style>
    <style:style style:name="P17" style:family="paragraph" style:parent-style-name="Standard">
      <style:text-properties style:font-name="Constantia" officeooo:rsid="00287ecc" officeooo:paragraph-rsid="00287ecc"/>
    </style:style>
    <style:style style:name="P18" style:family="paragraph" style:parent-style-name="Standard">
      <style:paragraph-properties fo:break-before="page"/>
      <style:text-properties style:font-name="Constantia"/>
    </style:style>
    <style:style style:name="P19" style:family="paragraph" style:parent-style-name="Contents_20_Heading">
      <style:paragraph-properties fo:text-align="center" style:justify-single-word="false"/>
      <style:text-properties officeooo:paragraph-rsid="0030772e"/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2f6b00"/>
    </style:style>
    <style:style style:name="P25" style:family="paragraph" style:parent-style-name="Heading_20_1">
      <style:text-properties officeooo:paragraph-rsid="001fa59c"/>
    </style:style>
    <style:style style:name="P26" style:family="paragraph" style:parent-style-name="Heading_20_1">
      <style:paragraph-properties fo:break-before="page"/>
      <style:text-properties officeooo:rsid="001fa59c" officeooo:paragraph-rsid="001fa59c"/>
    </style:style>
    <style:style style:name="P27" style:family="paragraph" style:parent-style-name="Heading_20_2">
      <style:text-properties officeooo:paragraph-rsid="001e23c2"/>
    </style:style>
    <style:style style:name="P28" style:family="paragraph" style:parent-style-name="Heading_20_2">
      <style:text-properties officeooo:rsid="001fa59c" officeooo:paragraph-rsid="001fa59c"/>
    </style:style>
    <style:style style:name="P29" style:family="paragraph" style:parent-style-name="Heading_20_2">
      <style:text-properties officeooo:rsid="00219362" officeooo:paragraph-rsid="00219362"/>
    </style:style>
    <style:style style:name="P30" style:family="paragraph" style:parent-style-name="Footer">
      <style:paragraph-properties fo:text-align="end" style:justify-single-word="false"/>
    </style:style>
    <style:style style:name="P31" style:family="paragraph" style:parent-style-name="Footer">
      <style:paragraph-properties fo:text-align="start" style:justify-single-word="false"/>
    </style:style>
    <style:style style:name="P32" style:family="paragraph" style:parent-style-name="Table_20_Contents">
      <style:paragraph-properties fo:text-align="start" style:justify-single-word="false"/>
      <style:text-properties officeooo:rsid="0030d912" officeooo:paragraph-rsid="0030d912"/>
    </style:style>
    <style:style style:name="T1" style:family="text">
      <style:text-properties officeooo:rsid="00189679"/>
    </style:style>
    <style:style style:name="T2" style:family="text">
      <style:text-properties officeooo:rsid="0019550f"/>
    </style:style>
    <style:style style:name="T3" style:family="text">
      <style:text-properties officeooo:rsid="001a3bdf"/>
    </style:style>
    <style:style style:name="T4" style:family="text">
      <style:text-properties officeooo:rsid="001bbd9b"/>
    </style:style>
    <style:style style:name="T5" style:family="text">
      <style:text-properties officeooo:rsid="001bd66b"/>
    </style:style>
    <style:style style:name="T6" style:family="text">
      <style:text-properties officeooo:rsid="001d73ef"/>
    </style:style>
    <style:style style:name="T7" style:family="text">
      <style:text-properties officeooo:rsid="001e23c2"/>
    </style:style>
    <style:style style:name="T8" style:family="text">
      <style:text-properties officeooo:rsid="00219362"/>
    </style:style>
    <style:style style:name="T9" style:family="text">
      <style:text-properties officeooo:rsid="0022ffe7"/>
    </style:style>
    <style:style style:name="T10" style:family="text">
      <style:text-properties officeooo:rsid="00237fc4"/>
    </style:style>
    <style:style style:name="T11" style:family="text">
      <style:text-properties officeooo:rsid="00287ecc"/>
    </style:style>
    <style:style style:name="T12" style:family="text">
      <style:text-properties officeooo:rsid="002a59ec"/>
    </style:style>
    <style:style style:name="T13" style:family="text">
      <style:text-properties officeooo:rsid="002a8822"/>
    </style:style>
    <style:style style:name="T14" style:family="text">
      <style:text-properties officeooo:rsid="002b2aeb"/>
    </style:style>
    <style:style style:name="T15" style:family="text">
      <style:text-properties officeooo:rsid="002c5872"/>
    </style:style>
    <style:style style:name="T16" style:family="text">
      <style:text-properties officeooo:rsid="002f6b00"/>
    </style:style>
    <style:style style:name="T17" style:family="text">
      <style:text-properties officeooo:rsid="0030772e"/>
    </style:style>
    <style:style style:name="T18" style:family="text">
      <style:text-properties fo:font-size="32pt" officeooo:rsid="0030772e" style:font-size-asian="32pt" style:font-size-complex="32pt"/>
    </style:style>
    <style:style style:name="T19" style:family="text">
      <style:text-properties fo:color="#800000" fo:font-size="32pt" officeooo:rsid="0030772e" style:font-size-asian="32pt" style:font-size-complex="32pt"/>
    </style:style>
    <style:style style:name="T20" style:family="text">
      <style:text-properties officeooo:rsid="0030d91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a xlink:type="simple" xlink:href="#__RefHeading___Toc336_2332868150" text:style-name="Index_20_Link" text:visited-style-name="Index_20_Link"><text:span text:style-name="T19"/></text:a></text:p>
      <text:p text:style-name="P19"><text:a xlink:type="simple" xlink:href="#__RefHeading___Toc336_2332868150" text:style-name="Index_20_Link" text:visited-style-name="Index_20_Link"><text:span text:style-name="T19">P</text:span></text:a><text:span text:style-name="T19">rojet : Visite Virtuelle</text:span></text:p>
      <text:p text:style-name="P19"><text:span text:style-name="T19"/></text:p>
      <text:p text:style-name="P19"><text:span text:style-name="T19"/></text:p>
      <text:p text:style-name="P19"><text:span text:style-name="T19"/></text:p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22"><text:a xlink:type="simple" xlink:href="#__RefHeading___Toc465_2332868150" text:style-name="Index_20_Link" text:visited-style-name="Index_20_Link">I.Introduction<text:tab/>2</text:a></text:p>
          <text:p text:style-name="P20"><text:a xlink:type="simple" xlink:href="#__RefHeading___Toc467_2332868150" text:style-name="Index_20_Link" text:visited-style-name="Index_20_Link">I.1 Systèmes déjà existant<text:tab/>2</text:a></text:p>
          <text:p text:style-name="P20"><text:a xlink:type="simple" xlink:href="#__RefHeading___Toc469_2332868150" text:style-name="Index_20_Link" text:visited-style-name="Index_20_Link">I.2 L’avantage que notre système peut offrir<text:tab/>2</text:a></text:p>
          <text:p text:style-name="P22"><text:a xlink:type="simple" xlink:href="#__RefHeading___Toc330_2332868150" text:style-name="Index_20_Link" text:visited-style-name="Index_20_Link">II.Technologies possible pour le projet de Visite Virtuelle<text:tab/>3</text:a></text:p>
          <text:p text:style-name="P20"><text:a xlink:type="simple" xlink:href="#__RefHeading___Toc455_2332868150" text:style-name="Index_20_Link" text:visited-style-name="Index_20_Link">II.1 Les Langages web dynamiques :<text:tab/>3</text:a></text:p>
          <text:p text:style-name="P20"><text:a xlink:type="simple" xlink:href="#__RefHeading___Toc334_2332868150" text:style-name="Index_20_Link" text:visited-style-name="Index_20_Link">II.2 Les différents systèmes de Base de Données :<text:tab/>3</text:a></text:p>
          <text:p text:style-name="P20"><text:a xlink:type="simple" xlink:href="#__RefHeading___Toc336_2332868150" text:style-name="Index_20_Link" text:visited-style-name="Index_20_Link">II.3 Les Serveurs Web :<text:tab/>4</text:a></text:p>
        </text:index-body>
      </text:table-of-content>
      <text:p text:style-name="Standard"/>
      <text:h text:style-name="P26" text:outline-level="1"><text:bookmark-start text:name="__RefHeading___Toc465_2332868150"/>I.Introduction<text:bookmark-end text:name="__RefHeading___Toc465_2332868150"/></text:h>
      <text:h text:style-name="P28" text:outline-level="2"><text:bookmark-start text:name="__RefHeading___Toc467_2332868150"/>I.1 Système<text:span text:style-name="T9">s</text:span> <text:span text:style-name="T8">déjà existant</text:span><text:bookmark-end text:name="__RefHeading___Toc467_2332868150"/></text:h>
      <text:p text:style-name="P14"/>
      <text:p text:style-name="P15"><text:tab/>Certains sites web immobilier proposent <text:span text:style-name="T14">de </text:span>faire une visite virtuelle des différents biens immobilier<text:span text:style-name="T14">s</text:span>. <text:span text:style-name="T10">Ils proposent aussi de créer sa propre visite, avec des photos prisent chez sois. </text:span>Ce service est souvent gratuit, et dans le cas o<text:span text:style-name="T14">ù</text:span> il est payant, il est associé <text:span text:style-name="T16">à</text:span> un abonnement, <text:span text:style-name="T10">ou par un devis</text:span>. Le service permet de mieux visualiser un bien, qui est un avantage, car grâce <text:span text:style-name="T14">à</text:span> ça, le client peut visiter plusieurs biens, sans bouger de chez lui, en très peu de temps.</text:p>
      <text:p text:style-name="P16"/>
      <text:p text:style-name="P16"><text:span text:style-name="T11"><text:tab/>Le mode de transaction dépend des sites, le plus souvent nous retrouverons un abonnement, qui peut être soumis à un engagement sur plusieurs mois. Le reste du temps, nous avons un achat qui passe par un devis.</text:span></text:p>
      <text:p text:style-name="P17"/>
      <text:h text:style-name="P29" text:outline-level="2"><text:bookmark-start text:name="__RefHeading___Toc469_2332868150"/>I.2 <text:span text:style-name="T12">L’avantage que</text:span> notre système <text:span text:style-name="T12">peut offrir</text:span><text:bookmark-end text:name="__RefHeading___Toc469_2332868150"/></text:h>
      <text:p text:style-name="P13"><text:tab/><text:span text:style-name="T12">Notre projet, sera à terme un site web avec une portabilité simplifié sur les serveurs de diverses agences immobilières. Il disposera ainsi d’une interface de gestion et administration intuitive pour la mise à jour et maintenance régulière du site web.</text:span></text:p>
      <text:p text:style-name="P13"/>
      <text:p text:style-name="P13"><text:span text:style-name="T13"><text:tab/>Notre système sera à disposition de l’entreprise. Aucune dépendance ne sera lié à notre projet. Les entreprises clientes pourront, après acquisition du site web, le maintenir et le faire évoluer en fonction de leurs besoins.</text:span></text:p>
      <text:p text:style-name="P18"/>
      <text:h text:style-name="P25" text:outline-level="1"><text:bookmark-start text:name="__RefHeading___Toc330_2332868150"/><text:span text:style-name="T7">II.</text:span>Technologies possible pour le projet de Visite Virtuelle<text:bookmark-end text:name="__RefHeading___Toc330_2332868150"/></text:h>
      <text:p text:style-name="P12"/>
      <text:h text:style-name="P28" text:outline-level="2"><text:bookmark-start text:name="__RefHeading___Toc455_2332868150"/>II.1 Les Langages web dynamiques :<text:bookmark-end text:name="__RefHeading___Toc455_2332868150"/></text:h>
      <text:p text:style-name="P1"/>
      <text:p text:style-name="P1"><text:tab/>Pour le projet de Visite Virtuelle nécessite un langage de programmation Web pour site dynamique ( site non-statique ), nous avons donc sélectionné trois langages de programmation dynamique : le Perl, le Java<text:span text:style-name="T15">S</text:span>cript et le PHP.</text:p>
      <text:p text:style-name="P1"/>
      <text:p text:style-name="P8"><text:tab/>Le Perl, inspiré du langage C, <text:s/>ne nécessite pas de constructeur d’instance et les valeurs possède un sigil <text:span text:style-name="T6">(caractère d’identification).</text:span> </text:p>
      <text:p text:style-name="P8"/>
      <text:p text:style-name="P8"><text:tab/>Le JavaScript peut être directement intégré dans la page Web, il permet aussi de <text:span text:style-name="T1">contrôler</text:span> des données et de <text:span text:style-name="T1">manipuler</text:span> les <text:span text:style-name="T1">informations</text:span> des formulaires HTML et des objets.</text:p>
      <text:p text:style-name="P8"/>
      <text:p text:style-name="P9"><text:tab/>Le PHP : Hypertext Protrocol est un langage inspiré du C, <text:span text:style-name="T1">avec</text:span> une syntaxe similaire.</text:p>
      <text:p text:style-name="P9">Il permet aussi de gérer <text:span text:style-name="T6">des </text:span>objets, et possède une affinité avec les base de données.</text:p>
      <text:p text:style-name="P2"/>
      <text:p text:style-name="P2"/>
      <text:p text:style-name="P2">Nous avons donc choisi le PHP pour langage de programmation Web dynamique en vue de ses <text:span text:style-name="T1">caractéristiques, sa syntaxe, l’orientation objet, et le lien avec la base de données qui est primordial pour le projet.</text:span></text:p>
      <text:p text:style-name="P3"><text:span text:style-name="T2">Cependant</text:span>, nous devrons utiliser <text:span text:style-name="T6">le</text:span> JavaScript pour implémenter le système de Visite Virtuelle.</text:p>
      <text:p text:style-name="P3"/>
      <text:p text:style-name="P3"/>
      <text:h text:style-name="P27" text:outline-level="2"><text:bookmark-start text:name="__RefHeading___Toc334_2332868150"/><text:span text:style-name="T7">II.2 </text:span>Les différents systèmes de Base de Données :<text:bookmark-end text:name="__RefHeading___Toc334_2332868150"/></text:h>
      <text:p text:style-name="P4"/>
      <text:p text:style-name="P4"><text:tab/>Pour le projet une Base de Données est nécessaire, nous avons donc <text:span text:style-name="T4">sélectionné</text:span> trois différentes Base de Données : </text:p>
      <text:p text:style-name="P4"/>
      <text:p text:style-name="P10"><text:tab/>Microsoft Office Access, Base de Donnée éditée par Microsoft. <text:span text:style-name="T6">L</text:span>a gestion graphique des Bases de Données et les <text:span text:style-name="T3">requêtes</text:span> avec le QBE ( Query By Example) ou en langage SQL sont disponible. <text:span text:style-name="T6">C</text:span>ependant le logiciel est payant à travers le Pack Office.</text:p>
      <text:p text:style-name="P10"/>
      <text:p text:style-name="P10"><text:soft-page-break/><text:tab/>MySQL, Base de Donnée multi plateforme disposant d’une utilisation jointe avec le langage PHP, et <text:span text:style-name="T3">possède aussi phpMyAdmin un outil graphique pour son utilisation et gestion.</text:span></text:p>
      <text:p text:style-name="P10"/>
      <text:p text:style-name="P10"><text:tab/><text:span text:style-name="T3">SQLite est une bibliothèque intégré aux programmes. Elle ne reproduit pas le schéma client-serveur. Elle est principalement populaire sur des systèmes embraqués.</text:span></text:p>
      <text:p text:style-name="P10"/>
      <text:p text:style-name="P5">Nous avons choisi le MySQL comme Base de Données pour son affinité avec <text:span text:style-name="T6">le </text:span>PHP ainsi que pour sa licence, disposant de deux variantes, une GNU <text:span text:style-name="T6">(licence publique, gratuite)</text:span> et une propriétaire <text:span text:style-name="T6">(licence payante)</text:span>.</text:p>
      <text:p text:style-name="P5"/>
      <text:p text:style-name="P5"/>
      <text:h text:style-name="P27" text:outline-level="2"><text:bookmark-start text:name="__RefHeading___Toc336_2332868150"/><text:span text:style-name="T7">II.3 </text:span>Les Serveurs Web :<text:bookmark-end text:name="__RefHeading___Toc336_2332868150"/></text:h>
      <text:p text:style-name="P6"/>
      <text:p text:style-name="P6"><text:tab/>Pour héberger le projet, il est nécessaire d’avoir un serveur Web, nous en avons sélectionné trois :</text:p>
      <text:p text:style-name="P6"/>
      <text:p text:style-name="P6"><text:tab/>Serveur HTTP Apache, un serveur open source, possède une grande adaptabilité pour le web dynamique, et une affinité étroite avec PHP. </text:p>
      <text:p text:style-name="P6"/>
      <text:p text:style-name="P6"><text:tab/>Nginx, un <text:span text:style-name="T5">serveur</text:span> open source <text:span text:style-name="T5">misant sur des fonctionnalités additionnelles.</text:span></text:p>
      <text:p text:style-name="P6"/>
      <text:p text:style-name="P7"><text:tab/><text:span text:style-name="T5">Serveur Web LiteSpeed, un serveur open source, uniquement disponible sous Linux et Unix misant sur la rapidité du temps de réponses.</text:span></text:p>
      <text:p text:style-name="P7"/>
      <text:p text:style-name="P11">Nous avons donc choisi comme Serveur Web le Serveur HTTP Apache, pour sa stabilité avec le Web dynamique et son affinité avec le PHP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style:writing-mode="page">
        <style:tab-stops/>
      </style:paragraph-properties>
      <style:text-properties fo:color="#ff0000" fo:font-size="11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default-outline-level="2" style:class="text">
      <loext:graphic-properties draw:fill="none"/>
      <style:paragraph-properties fo:margin-left="1cm" fo:margin-right="0cm" fo:margin-top="0.353cm" fo:margin-bottom="0.212cm" loext:contextual-spacing="false" fo:text-align="start" style:justify-single-word="false" fo:text-indent="0cm" style:auto-text-indent="false" fo:background-color="transparent" style:shadow="none" style:writing-mode="page">
        <style:tab-stops/>
      </style:paragraph-properties>
      <style:text-properties fo:color="#ff0000" fo:font-size="14pt" fo:font-weight="bold" fo:background-color="transparent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6.579cm" fo:margin-left="0.116cm" table:align="left" style:shadow="none"/>
    </style:style>
    <style:style style:name="Tableau1.A" style:family="table-column">
      <style:table-column-properties style:column-width="15.505cm"/>
    </style:style>
    <style:style style:name="Tableau1.B" style:family="table-column">
      <style:table-column-properties style:column-width="1.074cm"/>
    </style:style>
    <style:style style:name="Tableau1.1" style:family="table-row">
      <style:table-row-properties style:min-row-height="0.503cm"/>
    </style:style>
    <style:style style:name="Tableau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1.B1" style:family="table-cell">
      <style:table-cell-properties fo:padding="0.097cm" fo:border="0.05pt solid #ffffff"/>
    </style:style>
    <style:style style:name="MP1" style:family="paragraph" style:parent-style-name="Table_20_Contents">
      <style:paragraph-properties fo:text-align="start" style:justify-single-word="false"/>
      <style:text-properties officeooo:rsid="0030d912" officeooo:paragraph-rsid="0030d912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Claveau / Carreras / Pillon / Vidal / Duditlieux</text:p>
            </table:table-cell>
            <table:table-cell table:style-name="Tableau1.B1" office:value-type="string">
              <text:p text:style-name="MP2"><text:page-number text:select-page="current">4</text:page-number>/<text:page-count>4</text:page-count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4:34:51.136000000</meta:creation-date>
    <dc:date>2018-02-13T11:42:13.504000000</dc:date>
    <meta:editing-duration>PT20M34S</meta:editing-duration>
    <meta:editing-cycles>6</meta:editing-cycles>
    <meta:generator>LibreOffice/5.3.5.2$Windows_x86 LibreOffice_project/50d9bf2b0a79cdb85a3814b592608037a682059d</meta:generator>
    <meta:document-statistic meta:table-count="1" meta:image-count="0" meta:object-count="0" meta:page-count="4" meta:paragraph-count="39" meta:word-count="698" meta:character-count="4267" meta:non-whitespace-character-count="3586"/>
  </office:meta>
</office:document-meta>
</file>